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a01" officeooo:paragraph-rsid="0015ca01"/>
    </style:style>
    <style:style style:name="P2" style:family="paragraph" style:parent-style-name="Text_20_body">
      <style:text-properties style:text-underline-style="none" officeooo:rsid="0015ca01" officeooo:paragraph-rsid="0015ca01"/>
    </style:style>
    <style:style style:name="P3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8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officeooo:rsid="0015ca01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4.25in" style:rel-width="50%" draw:z-index="0"><draw:text-box fo:min-height="0.2in"><text:p text:style-name="P4"/><text:p text:style-name="P3">Documentation for Apache OfBiz Project</text:p></draw:text-box></draw:frame></text:p>
      <text:h text:style-name="P8" text:outline-level="1">Sign-Up Page</text:h>
      <text:p text:style-name="P5"/>
      <text:p text:style-name="P6">(7/14):</text:p>
      <text:p text:style-name="P2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2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2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6"/>
      <text:p text:style-name="P7">(7/18):</text:p>
      <text:p text:style-name="P7">- (Richard) Edited file: <text:span text:style-name="T4">Ecommerce &gt; Template &gt; Customer &gt; NewCustomer.xml</text:span><text:span text:style-name="T5"> </text:span>commented out the Username and Password Hint text boxes</text:p>
      <text:p text:style-name="P7">- (Richard) Edited file: <text:s/><text:span text:style-name="T4">Ecommerce &gt; Minilang &gt; Customer &gt; CustomerEvents.xml</text:span><text:span text:style-name="T5"> </text:span>rewrote code to assign the email variable to the username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18T14:48:46.739925424</dc:date>
    <meta:editing-duration>PT15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129" meta:character-count="857" meta:non-whitespace-character-count="736"/>
  </office:meta>
</office:document-meta>
</file>